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96cm"/>
    </style:style>
    <style:style style:name="co2" style:family="table-column">
      <style:table-column-properties fo:break-before="auto" style:column-width="6.791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9.0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46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8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table table:name="Tableau ag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Prêt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Terminé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echnical Stories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-MC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2-Squelette applic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SK14-Git-Création repo Gith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K15-Script de création de la 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16-API RESTful à définir</text:p>
          </table:table-cell>
          <table:table-cell/>
        </table:table-row>
        <table:table-row table:style-name="ro1">
          <table:table-cell table:style-name="ce3" office:value-type="string" calcext:value-type="string">
            <text:p>User Stori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TASK14-Diagramme de classe UM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ASK3-Mise en place RE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5-Gestion des catégories de prod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6-Ecran de connex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7-Tableau de b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8-Gestion des produits de réfé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9-Gestion des prod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0-Gestion des histo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1-Gestion des utilisat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2-Gestion du menu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âches récurrentes (Non rattachées à une US)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3-Javado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4-Présentation</text:p>
          </table:table-cell>
          <table:table-cell/>
        </table:table-row>
      </table:table>
      <table:table table:name="Sprint 1 - 21Nov-04De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u lundi 21/11/2022 au dimanche 4/12/202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âche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ype tâche</text:p>
          </table:table-cell>
          <table:table-cell table:style-name="ce4" office:value-type="string" calcext:value-type="string">
            <text:p>Fin prévue</text:p>
          </table:table-cell>
          <table:table-cell table:style-name="ce4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US1-MCD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nalyse</text:p>
          </table:table-cell>
          <table:table-cell/>
          <table:table-cell office:value-type="string" calcext:value-type="string">
            <text:p>A valider avec les copains.</text:p>
          </table:table-cell>
        </table:table-row>
        <table:table-row table:style-name="ro1">
          <table:table-cell office:value-type="string" calcext:value-type="string">
            <text:p>TASK2-Squelette application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3-Mise en place REACT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ASK14-Git-Création repo Github</text:p>
          </table:table-cell>
          <table:table-cell table:style-name="ce7" office:value-type="string" calcext:value-type="string">
            <text:p>Terminé</text:p>
          </table:table-cell>
          <table:table-cell table:style-name="ce7" office:value-type="string" calcext:value-type="string">
            <text:p>TS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TASK15-Script de création de la bas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16-API RESTful à implémenter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08:36:25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08:37:41.855000000</dc:date>
    <meta:editing-duration>PT2H23M21S</meta:editing-duration>
    <meta:editing-cycles>35</meta:editing-cycles>
    <meta:generator>LibreOffice/7.1.4.2$Windows_X86_64 LibreOffice_project/a529a4fab45b75fefc5b6226684193eb000654f6</meta:generator>
    <meta:document-statistic meta:table-count="2" meta:cell-count="48" meta:object-count="0"/>
  </office:meta>
</office:document-meta>
</file>